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normal" officeooo:paragraph-rsid="001e9974"/>
    </style:style>
    <style:style style:name="P2" style:family="paragraph" style:parent-style-name="Standard">
      <style:text-properties fo:font-size="16pt" fo:font-style="normal" fo:font-weight="normal" officeooo:rsid="001a8ffa" officeooo:paragraph-rsid="001a8ffa" style:font-size-asian="16pt" style:font-style-asian="normal" style:font-weight-asian="normal" style:font-size-complex="16pt" style:font-style-complex="normal" style:font-weight-complex="normal"/>
    </style:style>
    <style:style style:name="P3" style:family="paragraph" style:parent-style-name="Standard">
      <style:text-properties fo:font-size="16pt" fo:font-style="normal" fo:font-weight="normal" officeooo:rsid="001cb6c7" officeooo:paragraph-rsid="001cb6c7" style:font-size-asian="16pt" style:font-style-asian="normal" style:font-weight-asian="normal" style:font-size-complex="16pt" style:font-style-complex="normal" style:font-weight-complex="normal"/>
    </style:style>
    <style:style style:name="P4" style:family="paragraph" style:parent-style-name="Standard">
      <style:text-properties fo:font-size="16pt" fo:font-style="normal" fo:font-weight="normal" officeooo:rsid="001cb6c7" officeooo:paragraph-rsid="001e9974" style:font-size-asian="16pt" style:font-style-asian="normal" style:font-weight-asian="normal" style:font-size-complex="16pt" style:font-style-complex="normal" style:font-weight-complex="normal"/>
    </style:style>
    <style:style style:name="P5" style:family="paragraph" style:parent-style-name="Standard">
      <style:text-properties fo:font-size="32pt" fo:font-weight="bold" officeooo:rsid="001a8ffa" officeooo:paragraph-rsid="001a8ffa" style:font-size-asian="32pt" style:font-weight-asian="bold" style:font-size-complex="32pt" style:font-weight-complex="bold"/>
    </style:style>
    <style:style style:name="P6" style:family="paragraph" style:parent-style-name="Standard">
      <style:text-properties fo:font-size="14pt" fo:font-style="normal" fo:font-weight="normal" officeooo:rsid="001a8ffa" officeooo:paragraph-rsid="001a8ffa" style:font-size-asian="12.25pt" style:font-style-asian="normal" style:font-weight-asian="normal" style:font-size-complex="14pt" style:font-style-complex="normal" style:font-weight-complex="normal"/>
    </style:style>
    <style:style style:name="P7" style:family="paragraph" style:parent-style-name="Standard">
      <style:text-properties fo:font-size="14pt" fo:font-style="normal" fo:font-weight="normal" officeooo:rsid="001a8ffa" officeooo:paragraph-rsid="001e9974" style:font-size-asian="12.25pt" style:font-style-asian="normal" style:font-weight-asian="normal" style:font-size-complex="14pt" style:font-style-complex="normal" style:font-weight-complex="normal"/>
    </style:style>
    <style:style style:name="T1" style:family="text">
      <style:text-properties style:font-name="Times New Roman" style:font-name-complex="Times New Roman"/>
    </style:style>
    <style:style style:name="T2" style:family="text">
      <style:text-properties style:font-name="Times New Roman" officeooo:rsid="001bb971" style:font-name-complex="Times New Roman"/>
    </style:style>
    <style:style style:name="T3" style:family="text">
      <style:text-properties style:font-name="Times New Roman" officeooo:rsid="001cb6c7" style:font-name-complex="Times New Roman"/>
    </style:style>
    <style:style style:name="T4" style:family="text">
      <style:text-properties style:font-name="Times New Roman" fo:font-size="14pt" fo:font-style="normal" officeooo:rsid="001cb6c7" style:font-size-asian="12.25pt" style:font-style-asian="normal" style:font-weight-asian="normal" style:font-name-complex="Times New Roman" style:font-size-complex="14pt" style:font-style-complex="normal" style:font-weight-complex="normal"/>
    </style:style>
    <style:style style:name="T5" style:family="text">
      <style:text-properties style:font-name="Times New Roman" fo:font-size="16pt" style:font-size-asian="16pt" style:font-name-complex="Times New Roman" style:font-size-complex="16pt"/>
    </style:style>
    <style:style style:name="T6" style:family="text">
      <style:text-properties style:font-name="Times New Roman" fo:font-size="16pt" officeooo:rsid="001bb971" style:font-size-asian="16pt" style:font-name-complex="Times New Roman" style:font-size-complex="16pt"/>
    </style:style>
    <style:style style:name="T7" style:family="text">
      <style:text-properties style:font-name="Times New Roman" fo:font-size="16pt" fo:font-style="normal" officeooo:rsid="001bb971" style:font-size-asian="16pt" style:font-style-asian="normal" style:font-weight-asian="normal" style:font-name-complex="Times New Roman" style:font-size-complex="16pt" style:font-style-complex="normal" style:font-weight-complex="normal"/>
    </style:style>
    <style:style style:name="T8" style:family="text">
      <style:text-properties style:font-name="Times New Roman" fo:font-size="16pt" fo:font-style="normal" officeooo:rsid="001cb6c7" style:font-size-asian="16pt" style:font-style-asian="normal" style:font-weight-asian="normal" style:font-name-complex="Times New Roman" style:font-size-complex="16pt" style:font-style-complex="normal" style:font-weight-complex="normal"/>
    </style:style>
    <style:style style:name="T9" style:family="text">
      <style:text-properties officeooo:rsid="001cb6c7"/>
    </style:style>
    <style:style style:name="T10" style:family="text">
      <style:text-properties officeooo:rsid="001e9974"/>
    </style:style>
    <style:style style:name="T11" style:family="text">
      <style:text-properties fo:font-size="16pt" officeooo:rsid="001cb6c7" style:font-size-asian="16pt" style:font-weight-asian="normal" style:font-size-complex="16pt" style:font-weight-complex="normal"/>
    </style:style>
    <style:style style:name="T12" style:family="text">
      <style:text-properties fo:font-size="16pt" officeooo:rsid="001e9974" style:font-size-asian="16pt" style:font-weight-asian="normal" style:font-size-complex="16pt" style:font-weight-complex="normal"/>
    </style:style>
    <style:style style:name="T13" style:family="text">
      <style:text-properties fo:font-size="16pt" fo:font-weight="bold" style:font-size-asian="16pt" style:font-size-complex="16pt"/>
    </style:style>
    <style:style style:name="T14" style:family="text">
      <style:text-properties fo:font-size="16pt" fo:font-weight="bold" officeooo:rsid="001cb6c7" style:font-size-asian="16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ab/><text:tab/><text:tab/><text:tab/>Project report</text:p>
      <text:p text:style-name="P6"/>
      <text:p text:style-name="P4">From <text:s text:c="4"/>: <text:s text:c="4"/><text:span text:style-name="T10">Technical Head ,</text:span></text:p>
      <text:p text:style-name="P4"><text:tab/><text:tab/> <text:s/>Technical team of Nucleus App ,</text:p>
      <text:p text:style-name="P3"><text:tab/> <text:s/><text:tab/> <text:s/>Hooli Tech. Industry ,</text:p>
      <text:p text:style-name="P3"><text:tab/><text:tab/> <text:s/><text:span text:style-name="T10">Pune Branch.</text:span><text:tab/><text:tab/></text:p>
      <text:p text:style-name="P3"/>
      <text:p text:style-name="P2">To <text:s text:c="9"/>: <text:span text:style-name="T1"><text:s text:c="3"/></text:span><text:span text:style-name="T3">Board Members of Hooli Tech. Industry .</text:span></text:p>
      <text:p text:style-name="P2"><text:tab/> <text:s text:c="9"/><text:span text:style-name="T9">Hooli Tech. Industry ,</text:span></text:p>
      <text:p text:style-name="P2"><text:tab/><text:tab/> <text:span text:style-name="T9">Silicon Valley.</text:span></text:p>
      <text:p text:style-name="P2"/>
      <text:p text:style-name="P2"><text:span text:style-name="T1">Purpose : <text:s text:c="2"/>Report on the progress of project undergoing .</text:span></text:p>
      <text:p text:style-name="P2"/>
      <text:p text:style-name="P6"/>
      <text:p text:style-name="P6"><text:span text:style-name="T1"><text:tab/><text:tab/> <text:s/></text:span><text:span text:style-name="T5"><text:s/>As per the agreement , company will give us funding <text:s/>for the project of <text:s/>introducing '</text:span><text:span text:style-name="T6">Nucleus android app' and we will be launching the same under Hooli Tech. Industries</text:span><text:span text:style-name="T5"> . </text:span></text:p>
      <text:p text:style-name="P6"><text:span text:style-name="T5"/></text:p>
      <text:p text:style-name="P7"><text:span text:style-name="T2"><text:tab/><text:tab/></text:span><text:span text:style-name="T6">The progress of the </text:span><text:span text:style-name="T5">'</text:span><text:span text:style-name="T6">Nucleus android app' is being exponentially</text:span></text:p>
      <text:p text:style-name="P1"><text:span text:style-name="T7">increasing.As the Nucleus app is File Compression application which can compress any kind of file from simple image to any 3D file. Most of the work of cloud computing and database management has been done. </text:span><text:span text:style-name="T8">Data security work is going <text:s/>on by our team and it will be completed soon. We had time delay due to some</text:span><text:span text:style-name="T4"> </text:span><text:span text:style-name="T13">Hardware troubleshooting </text:span><text:span text:style-name="T11">and </text:span><text:span text:style-name="T14">technical issues </text:span><text:span text:style-name="T11"><text:s/>as we had mentioned <text:s/>in previous Report on Problem faced by us.</text:span></text:p>
      <text:p text:style-name="P1"/>
      <text:p text:style-name="P1"><text:span text:style-name="T11"><text:tab/><text:tab/></text:span><text:span text:style-name="T12">The project will be Completed as per the schedule we had Reported in previous report which has considered the extra time for </text:span></text:p>
      <text:p text:style-name="P1"><text:span text:style-name="T12">resolve any problems we may face in future. Project will be submitted as soon as possible ,so that Hooli can announce the launch date for Nucleus App. </text:span><text:span text:style-name="T11"><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6T13:26:19.298647275</meta:creation-date>
    <dc:date>2019-08-26T14:42:07.387024776</dc:date>
    <meta:editing-duration>PT11M39S</meta:editing-duration>
    <meta:editing-cycles>1</meta:editing-cycles>
    <meta:document-statistic meta:table-count="0" meta:image-count="0" meta:object-count="0" meta:page-count="1" meta:paragraph-count="14" meta:word-count="207" meta:character-count="1240" meta:non-whitespace-character-count="972"/>
    <meta:generator>LibreOffice/4.2.8.2$Linux_X86_64 LibreOffice_project/420$Build-2</meta:generator>
  </office:meta>
</office:document-meta>
</file>